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text-properties fo:language="nb" fo:country="NO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Heading_20_1">
      <style:text-properties fo:language="nb" fo:country="NO" officeooo:rsid="001a46f6" officeooo:paragraph-rsid="001a46f6"/>
    </style:style>
    <style:style style:name="T1" style:family="text">
      <style:text-properties officeooo:rsid="001a46f6"/>
    </style:style>
    <style:style style:name="T2" style:family="text">
      <style:text-properties fo:language="nb" fo:country="NO"/>
    </style:style>
    <style:style style:name="T3" style:family="text">
      <style:text-properties fo:language="nb" fo:country="NO" fo:font-weight="bold" style:font-weight-asian="bold" style:font-weight-complex="bold"/>
    </style:style>
    <style:style style:name="T4" style:family="text">
      <style:text-properties fo:language="nb" fo:country="NO" officeooo:rsid="001a46f6"/>
    </style:style>
    <style:style style:name="T5" style:family="text">
      <style:text-properties fo:language="nb" fo:country="NO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c33f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Oppgave 3a: Pseudokode <text:span text:style-name="T7">beskriver </text:span>veien ned</text:h>
      <text:p text:style-name="P1"/>
      <text:p text:style-name="P2">Naturlig språk:</text:p>
      <text:p text:style-name="P1">Her vil det være naturlig å bruke så mye av input-informasjonen som mulig.</text:p>
      <text:p text:style-name="P1"/>
      <text:p text:style-name="P1">1. <text:s/>Vi vet kattens start posisjon</text:p>
      <text:p text:style-name="P1">2. <text:s/>Vi vet at inputen tilsvarer et generelt tre og at den foreldrenoden (a)</text:p>
      <text:p text:style-name="P1"><text:s text:c="4"/>som ikke finnes i noen ba<text:span text:style-name="T1">r</text:span>nenoder (b_n) vil tilsvare roten til treet.</text:p>
      <text:p text:style-name="P1"/>
      <text:p text:style-name="P1">Basert på dette kan man finne stien katten må traversere ved søke etter </text:p>
      <text:p text:style-name="P1">kattens posisjon i alle barnenoder. Når man finner kattens posisjon i en </text:p>
      <text:p text:style-name="P1">barnenode kan katten bevege seg til dens foreldrenode. Kattes posisjon blir så</text:p>
      <text:p text:style-name="P1">oppdatert og søkingen gjentas til katten står i roten.</text:p>
      <text:p text:style-name="P1"/>
      <text:p text:style-name="P2">Pseudo kode:</text:p>
      <text:p text:style-name="Standard"><text:span text:style-name="T3">Input:</text:span><text:span text:style-name="T2"> </text:span><text:span text:style-name="T4">Flere tekststrenger med h</text:span><text:span text:style-name="T2">eltall, som representerer foreldre- og barnenoder til et generelt tre. Første </text:span><text:span text:style-name="T4">tekststreng</text:span><text:span text:style-name="T2"> indikerer kattens posisjon i treet. De neste </text:span><text:span text:style-name="T4">tekstrengene</text:span><text:span text:style-name="T2"> indikerer </text:span><text:span text:style-name="T4">for hver linje et</text:span><text:span text:style-name="T2"> subtre med tilhørende barnenode</text:span><text:span text:style-name="T4">r: </text:span><text:span text:style-name="T5">a, b_0, b_1 ... b_n</text:span><text:span text:style-name="T2">. Treet er ferdig beskrevet når input er -1.</text:span></text:p>
      <text:p text:style-name="P1"><text:s text:c="4"/></text:p>
      <text:p text:style-name="P1"><text:span text:style-name="T6">Output:</text:span> <text:span text:style-name="T1">Et array, path, som indikerer s</text:span>tien katten må traversere for å nå roten til treet</text:p>
      <text:p text:style-name="P1"/>
      <text:p text:style-name="P1">proc find_path(input):</text:p>
      <text:p text:style-name="P1"><text:s text:c="4"/>cat_position &lt;- input[0]</text:p>
      <text:p text:style-name="P1"><text:s text:c="4"/>path[0] &lt;- cat_position </text:p>
      <text:p text:style-name="P1"><text:s text:c="4"/></text:p>
      <text:p text:style-name="P1"><text:s text:c="4"/>i &lt;- 1</text:p>
      <text:p text:style-name="P1"><text:s text:c="4"/>shared_index &lt;- 0</text:p>
      <text:p text:style-name="P1"/>
      <text:p text:style-name="P1"><text:s text:c="4"/>while<draw:frame draw:style-name="fr1" draw:name="Object1" text:anchor-type="as-char" svg:y="-0.1484in" svg:width="0.9555in" svg:height="0.1898in" draw:z-index="0"><draw:object xlink:href="./Object 1" xlink:type="simple" xlink:show="embed" xlink:actuate="onLoad"/><draw:image xlink:href="./ObjectReplacements/Object 1" xlink:type="simple" xlink:show="embed" xlink:actuate="onLoad"/></draw:frame>do:</text:p>
      <text:p text:style-name="P1"><text:s text:c="8"/>parents[shared_index] &lt;- input[i][0]</text:p>
      <text:p text:style-name="P1"><text:s text:c="8"/>for j &lt;- 0 to |input[i]| - 1 do</text:p>
      <text:p text:style-name="P1"><text:s text:c="12"/>children[shared_index][j] &lt;- input[i][j + 1]</text:p>
      <text:p text:style-name="P1"><text:s text:c="8"/>i &lt;- i + 1</text:p>
      <text:p text:style-name="P1"><text:s text:c="8"/>shared_index &lt;- shared_index + 1</text:p>
      <text:p text:style-name="P1"/>
      <text:p text:style-name="P1"><text:s text:c="4"/>shared_index &lt;- 0</text:p>
      <text:p text:style-name="P1"><text:s text:c="4"/>k &lt;- 1</text:p>
      <text:p text:style-name="P1"/>
      <text:p text:style-name="P1"><text:s text:c="4"/>while shared_index &lt; |children|-1 do:</text:p>
      <text:p text:style-name="P1"><text:s text:c="8"/>for i &lt;-0 to |children[shared_index]| - 1:</text:p>
      <text:p text:style-name="P1"><text:s text:c="12"/>if cat_position = children[shared_index][i]:</text:p>
      <text:p text:style-name="P1"><text:s text:c="16"/>cat_position &lt;- parent[shared_index]</text:p>
      <text:p text:style-name="P1"><text:s text:c="16"/>path[k] &lt;- cat_position</text:p>
      <text:p text:style-name="P1"><text:s text:c="16"/>shared_index &lt;- 0</text:p>
      <text:p text:style-name="P1"><text:s text:c="16"/>k &lt;- k + 1</text:p>
      <text:p text:style-name="P1"><text:s text:c="12"/>else</text:p>
      <text:p text:style-name="P1"><text:s text:c="16"/>shared_index &lt;- shared_index + 1</text:p>
      <text:p text:style-name="P1"/>
      <text:p text:style-name="P1"><text:s text:c="4"/>return pat<text:span text:style-name="T1">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6:30:03.211438656</meta:creation-date>
    <dc:date>2021-09-13T16:42:52.397472719</dc:date>
    <meta:editing-duration>PT50S</meta:editing-duration>
    <meta:editing-cycles>2</meta:editing-cycles>
    <meta:generator>LibreOffice/6.4.7.2$Linux_X86_64 LibreOffice_project/40$Build-2</meta:generator>
    <meta:document-statistic meta:table-count="0" meta:image-count="0" meta:object-count="1" meta:page-count="1" meta:paragraph-count="38" meta:word-count="249" meta:character-count="1728" meta:non-whitespace-character-count="1306"/>
  </office:meta>
</office:document-meta>
</file>

<file path=Object 1/content.xml><?xml version="1.0" encoding="utf-8"?>
<math xmlns="http://www.w3.org/1998/Math/MathML" display="block">
  <semantics>
    <mrow>
      <mi mathvariant="italic">input</mi>
      <mrow>
        <mrow>
          <mo fence="true" stretchy="false">[</mo>
          <mrow>
            <mi>i</mi>
          </mrow>
          <mo fence="true" stretchy="false">]</mo>
        </mrow>
        <mo stretchy="false">≠</mo>
        <mrow>
          <mo stretchy="false">−</mo>
          <mn>1</mn>
        </mrow>
      </mrow>
    </mrow>
    <annotation encoding="StarMath 5.0">input[i] &lt;&gt; -1 </annotation>
  </semantics>
</math>
</file>